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6f45" officeooo:paragraph-rsid="00b86a81"/>
    </style:style>
    <style:style style:name="P2" style:family="paragraph" style:parent-style-name="Standard">
      <style:text-properties officeooo:rsid="001c402e" officeooo:paragraph-rsid="00b86a81"/>
    </style:style>
    <style:style style:name="P3" style:family="paragraph" style:parent-style-name="Standard">
      <style:text-properties officeooo:rsid="001dc5c9" officeooo:paragraph-rsid="00b86a81"/>
    </style:style>
    <style:style style:name="P4" style:family="paragraph" style:parent-style-name="Standard">
      <style:text-properties officeooo:rsid="001f1b6e" officeooo:paragraph-rsid="00b86a81"/>
    </style:style>
    <style:style style:name="P5" style:family="paragraph" style:parent-style-name="Standard">
      <style:text-properties officeooo:rsid="00b8a2a7" officeooo:paragraph-rsid="00b8a2a7"/>
    </style:style>
    <style:style style:name="P6" style:family="paragraph" style:parent-style-name="Standard">
      <style:text-properties officeooo:rsid="00ba0922" officeooo:paragraph-rsid="00ba0922"/>
    </style:style>
    <style:style style:name="P7" style:family="paragraph" style:parent-style-name="Text_20_body">
      <style:text-properties officeooo:rsid="00bbe213" officeooo:paragraph-rsid="00bbe213"/>
    </style:style>
    <style:style style:name="P8" style:family="paragraph" style:parent-style-name="Text_20_body">
      <style:text-properties officeooo:rsid="00bd1fd4" officeooo:paragraph-rsid="00bd1fd4"/>
    </style:style>
    <style:style style:name="P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ba0922" officeooo:paragraph-rsid="00ba0922"/>
    </style:style>
    <style:style style:name="P11" style:family="paragraph" style:parent-style-name="Text_20_body">
      <style:text-properties officeooo:rsid="00bdb447" officeooo:paragraph-rsid="00bdb447"/>
    </style:style>
    <style:style style:name="P12" style:family="paragraph" style:parent-style-name="Text_20_body">
      <style:text-properties officeooo:rsid="00bdd9f1" officeooo:paragraph-rsid="00bdd9f1"/>
    </style:style>
    <style:style style:name="P13" style:family="paragraph" style:parent-style-name="Text_20_body">
      <style:text-properties officeooo:rsid="00bf1382" officeooo:paragraph-rsid="00bf1382"/>
    </style:style>
    <style:style style:name="P1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Heading_20_1" style:list-style-name="">
      <style:text-properties officeooo:rsid="00b60f64"/>
    </style:style>
    <style:style style:name="P17" style:family="paragraph" style:parent-style-name="Heading_20_1">
      <style:text-properties officeooo:rsid="00bbe213" officeooo:paragraph-rsid="00bbe213"/>
    </style:style>
    <style:style style:name="T1" style:family="text">
      <style:text-properties officeooo:rsid="00bdb44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_Toc3170_1293439819" text:style-name="Index_20_Link" text:visited-style-name="Index_20_Link"><text:s/>1 Shortcuts<text:tab/>1</text:a></text:p>
          <text:p text:style-name="P14"><text:a xlink:type="simple" xlink:href="#__RefHeading___Toc3172_1293439819" text:style-name="Index_20_Link" text:visited-style-name="Index_20_Link"><text:s/>1.1 Close the current window, Oct. 25, 2018<text:tab/>1</text:a></text:p>
          <text:p text:style-name="P15"><text:a xlink:type="simple" xlink:href="#__RefHeading___Toc7968_1319332056" text:style-name="Index_20_Link" text:visited-style-name="Index_20_Link"><text:s/>2 Librewriter<text:tab/>1</text:a></text:p>
          <text:p text:style-name="P14"><text:a xlink:type="simple" xlink:href="#__RefHeading___Toc7970_1319332056" text:style-name="Index_20_Link" text:visited-style-name="Index_20_Link"><text:s/>2.1 How to type space in the math?<text:tab/>1</text:a></text:p>
          <text:p text:style-name="P15"><text:a xlink:type="simple" xlink:href="#__RefHeading___Toc7972_1319332056" text:style-name="Index_20_Link" text:visited-style-name="Index_20_Link"><text:s/>3 Librecal<text:tab/>1</text:a></text:p>
          <text:p text:style-name="P14"><text:a xlink:type="simple" xlink:href="#__RefHeading___Toc7974_1319332056" text:style-name="Index_20_Link" text:visited-style-name="Index_20_Link"><text:s/>3.1 Newline in a cell of Librecal<text:tab/>1</text:a></text:p>
          <text:p text:style-name="P14"><text:a xlink:type="simple" xlink:href="#__RefHeading___Toc15434_1721554453" text:style-name="Index_20_Link" text:visited-style-name="Index_20_Link"><text:s/>3.2 save file into csv format, 4 Sep, 2018<text:tab/>1</text:a></text:p>
          <text:p text:style-name="P14"><text:a xlink:type="simple" xlink:href="#__RefHeading___Toc7976_1319332056" text:style-name="Index_20_Link" text:visited-style-name="Index_20_Link"><text:s/>3.3 Copy text data to the Librecal<text:tab/>2</text:a></text:p>
          <text:p text:style-name="P14"><text:a xlink:type="simple" xlink:href="#__RefHeading___Toc3673_739366316" text:style-name="Index_20_Link" text:visited-style-name="Index_20_Link"><text:s/>3.4 Mathematical functions<text:tab/>2</text:a></text:p>
          <text:p text:style-name="P9"><text:a xlink:type="simple" xlink:href="#__RefHeading___Toc3675_739366316" text:style-name="Index_20_Link" text:visited-style-name="Index_20_Link"><text:s/>3.4.1 log base 2<text:tab/>2</text:a></text:p>
        </text:index-body>
      </text:table-of-content>
      <text:h text:style-name="P16" text:outline-level="1"/>
      <text:h text:style-name="P17" text:outline-level="1"><text:bookmark-start text:name="__RefHeading___Toc3170_1293439819"/>Shortcuts<text:bookmark-end text:name="__RefHeading___Toc3170_1293439819"/></text:h>
      <text:h text:style-name="Heading_20_2" text:outline-level="2"><text:bookmark-start text:name="__RefHeading___Toc3172_1293439819"/>Close the current window, Oct. 25, 2018<text:bookmark-end text:name="__RefHeading___Toc3172_1293439819"/></text:h>
      <text:p text:style-name="P7">alt + F4, <text:span text:style-name="T1">or ctrl + w</text:span></text:p>
      <text:p text:style-name="P8"><text:a xlink:type="simple" xlink:href="https://askubuntu.com/questions/916987/close-window-keyboard-shortcut-in-libreoffice" text:style-name="Internet_20_link" text:visited-style-name="Visited_20_Internet_20_Link">https://askubuntu.com/questions/916987/close-window-keyboard-shortcut-in-libreoffice</text:a></text:p>
      <text:h text:style-name="Heading_20_2" text:outline-level="2">check the left sheet</text:h>
      <text:p text:style-name="P11">ctrl + 'PageUp'</text:p>
      <text:h text:style-name="Heading_20_2" text:outline-level="2">heading</text:h>
      <text:p text:style-name="P12">ctrl + 3, apply level 3 heading</text:p>
      <text:h text:style-name="Heading_20_1" text:outline-level="1"><text:bookmark-start text:name="__RefHeading___Toc7968_1319332056"/>Librewriter<text:bookmark-end text:name="__RefHeading___Toc7968_1319332056"/></text:h>
      <text:h text:style-name="Heading_20_2" text:outline-level="2"><text:bookmark-start text:name="__RefHeading___Toc7970_1319332056"/>How to type space in the math?<text:bookmark-end text:name="__RefHeading___Toc7970_1319332056"/></text:h>
      <text:p text:style-name="P2">'~'.</text:p>
      <text:p text:style-name="P2"/>
      <text:p text:style-name="P1">When printing in duplex mode, choose <text:s/>the short side style, so one can turn page left and right.</text:p>
      <text:h text:style-name="Heading_20_1" text:outline-level="1"><text:bookmark-start text:name="__RefHeading___Toc7972_1319332056"/>Librecal<text:bookmark-end text:name="__RefHeading___Toc7972_1319332056"/></text:h>
      <text:h text:style-name="Heading_20_2" text:outline-level="2"><text:bookmark-start text:name="__RefHeading___Toc7974_1319332056"/>Newline in a cell of Librecal<text:bookmark-end text:name="__RefHeading___Toc7974_1319332056"/></text:h>
      <text:p text:style-name="P3">'control + enter'</text:p>
      <text:p text:style-name="P3"/>
      <text:h text:style-name="Heading_20_2" text:outline-level="2"><text:bookmark-start text:name="__RefHeading___Toc15434_1721554453"/><text:soft-page-break/>save file into csv format, 4 Sep, 2018<text:bookmark-end text:name="__RefHeading___Toc15434_1721554453"/></text:h>
      <text:p text:style-name="P6">copy the data into an empty window</text:p>
      <text:p text:style-name="P6">file -&gt; save as ... -&gt; .csv</text:p>
      <text:h text:style-name="Heading_20_3" text:outline-level="3">edit .csv files, Dec. 20, 2018</text:h>
      <text:p text:style-name="P13">Open it -&gt; click 'Ok'</text:p>
      <text:p text:style-name="P3"/>
      <text:h text:style-name="Heading_20_2" text:outline-level="2"><text:bookmark-start text:name="__RefHeading___Toc7976_1319332056"/>Copy text data to the Librecal<text:bookmark-end text:name="__RefHeading___Toc7976_1319332056"/></text:h>
      <text:p text:style-name="P4">When there's a space between each column, we can separate them in the Librecal.</text:p>
      <text:p text:style-name="P4"/>
      <text:h text:style-name="Heading_20_3" text:outline-level="3"/>
      <text:p text:style-name="P1"/>
      <text:h text:style-name="Heading_20_2" text:outline-level="2"><text:bookmark-start text:name="__RefHeading___Toc3673_739366316"/>Mathematical functions<text:bookmark-end text:name="__RefHeading___Toc3673_739366316"/></text:h>
      <text:h text:style-name="Heading_20_3" text:outline-level="3"><text:bookmark-start text:name="__RefHeading___Toc3675_739366316"/>log base 2<text:bookmark-end text:name="__RefHeading___Toc3675_739366316"/></text:h>
      <text:p text:style-name="P5"><text:span text:style-name="Emphasis">LOG</text:span>(10;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08:13.462241763</meta:creation-date>
    <meta:editing-duration>P8DT17H51M5S</meta:editing-duration>
    <meta:editing-cycles>46</meta:editing-cycles>
    <meta:generator>LibreOffice/5.2.7.2$Linux_X86_64 LibreOffice_project/20m0$Build-2</meta:generator>
    <dc:date>2018-12-27T22:31:53.163507804</dc:date>
    <meta:document-statistic meta:table-count="0" meta:image-count="0" meta:object-count="0" meta:page-count="2" meta:paragraph-count="37" meta:word-count="206" meta:character-count="1100" meta:non-whitespace-character-count="905"/>
    <meta:user-defined meta:name="Info 1"/>
    <meta:user-defined meta:name="Info 2"/>
    <meta:user-defined meta:name="Info 3"/>
    <meta:user-defined meta:name="Info 4"/>
  </office:meta>
</office:document-meta>
</file>